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8.51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text-properties fo:font-size="72pt" fo:language="en" fo:country="US" style:font-size-asian="72pt" style:font-size-complex="72pt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text-properties fo:language="en" fo:country="US"/>
    </style:style>
    <style:style style:name="T1" style:family="text">
      <style:text-properties fo:font-size="72pt" fo:language="en" fo:country="US" style:font-size-asian="72pt" style:font-size-complex="72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font-size="20pt" fo:language="en" fo:country="US" style:font-size-asian="20pt" style:font-size-complex="20pt"/>
    </style:style>
    <style:style style:name="T10" style:family="text">
      <style:text-properties style:font-name="Arial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8.512cm" svg:x="1.4cm" svg:y="5.088cm" presentation:class="title" presentation:user-transformed="true">
          <draw:text-box>
            <text:p><text:span text:style-name="T1">Getting Started With Linux Kernel Develop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It’s Just a Software Project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Kernel development is not magic.</text:span></text:p>
              </text:list-item>
              <text:list-item>
                <text:p><text:span text:style-name="T2">Like any other large complex software system</text:span></text:p>
                <text:list>
                  <text:list-item>
                    <text:p><text:span text:style-name="T2">Language</text:span></text:p>
                  </text:list-item>
                  <text:list-item>
                    <text:p><text:span text:style-name="T2">Domain knowledge</text:span></text:p>
                  </text:list-item>
                  <text:list-item>
                    <text:p><text:span text:style-name="T2">Development pro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wesome Benefits From Learning Linux Kernel Development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Learning C will make you a better programmer.</text:span></text:p>
              </text:list-item>
              <text:list-item>
                <text:p><text:span text:style-name="T2">Coding C in the Linux environment will teach </text:span><text:span text:style-name="T2">you about a lot of the software on your </text:span><text:span text:style-name="T2">machine.</text:span></text:p>
              </text:list-item>
              <text:list-item>
                <text:p><text:span text:style-name="T2">Understand how your operating system works.</text:span></text:p>
              </text:list-item>
              <text:list-item>
                <text:p><text:span text:style-name="T2">Learn how hardware works, take the mystery </text:span><text:span text:style-name="T2">out of devic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Language: C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Learn the language inside and out</text:span></text:p>
                <text:p><text:span text:style-name="T2"/></text:p>
                <text:list>
                  <text:list-item>
                    <text:p><text:span text:style-name="T3">The C Programming Language</text:span><text:span text:style-name="T2"> </text:span></text:p>
                    <text:p><text:span text:style-name="T4">Brian W. Kernighan and Dennis Ritchie</text:span></text:p>
                  </text:list-item>
                  <text:list-item>
                    <text:p><text:span text:style-name="T3">The Linux Programming Interface</text:span><text:span text:style-name="T2"> </text:span></text:p>
                    <text:p><text:span text:style-name="T4">Michael Kerrisk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omain Knowledge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OS theory and Linux kernel ‘theory’ </text:span></text:p>
                <text:p><text:span text:style-name="T2"/></text:p>
                <text:list>
                  <text:list-item>
                    <text:p><text:span text:style-name="T3">Operating System Concepts </text:span></text:p>
                    <text:p><text:span text:style-name="T5">Abraham Silberschatz, Peter Baer Galvin, Greg Cagne</text:span></text:p>
                  </text:list-item>
                  <text:list-item>
                    <text:p><text:span text:style-name="T3">Modern Operating Systems</text:span></text:p>
                    <text:p><text:span text:style-name="T5">Andrew S. Tanenbaum</text:span></text:p>
                  </text:list-item>
                  <text:list-item>
                    <text:p><text:span text:style-name="T6">Linux Kernel Development </text:span></text:p>
                    <text:p><text:span text:style-name="T5">Robert Love</text:span></text:p>
                  </text:list-item>
                  <text:list-item>
                    <text:p><text:span text:style-name="T6">Linux Device Drivers</text:span></text:p>
                    <text:p><text:span text:style-name="T5">Jonathan Corbet, Alessandro Rubini, Greg Kroah-Hartm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evelopment Process</text:span></text:p>
          </draw:text-box>
        </draw:frame>
        <draw:frame presentation:style-name="pr4" draw:text-style-name="P3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<text:span text:style-name="T2">All in the open.</text:span></text:p>
              </text:list-item>
              <text:list-item>
                <text:p><text:span text:style-name="T2">All development and communication done via mailing list and patches (git).</text:span></text:p>
              </text:list-item>
              <text:list-item>
                <text:p><text:span text:style-name="T2">New contributors very welco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One Path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ool up.</text:span></text:p>
              </text:list-item>
              <text:list-item>
                <text:p><text:span text:style-name="T2">Lurk on the mailing lists.</text:span></text:p>
              </text:list-item>
              <text:list-item>
                <text:p><text:span text:style-name="T2">Checkpatch fixes to get a hang of the process.</text:span></text:p>
              </text:list-item>
              <text:list-item>
                <text:p><text:span text:style-name="T2">Do some refactoring (actually write some code).</text:span></text:p>
              </text:list-item>
              <text:list-item>
                <text:p><text:span text:style-name="T2">Build and test kernels and hardware.</text:span></text:p>
              </text:list-item>
              <text:list-item>
                <text:p><text:span text:style-name="T2">Write a device driv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ool Up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7">You’re already building C code and using git, right?</text:span></text:p>
                        <text:p><text:span text:style-name="T8"/></text:p>
                      </text:list-header>
                    </text:list>
                  </text:list-item>
                </text:list>
              </text:list-item>
              <text:list-item>
                <text:p><text:span text:style-name="T2">Set up your editor.</text:span></text:p>
                <text:list>
                  <text:list-item>
                    <text:list>
                      <text:list-header>
                        <text:p><text:span text:style-name="T2">see Documentation/process/coding-style.rst</text:span></text:p>
                      </text:list-header>
                    </text:list>
                  </text:list-item>
                </text:list>
              </text:list-item>
              <text:list-item>
                <text:p><text:span text:style-name="T2">Set up email</text:span></text:p>
                <text:list>
                  <text:list-item>
                    <text:p><text:span text:style-name="T2">Retrieve, sort, view/edit, send</text:span></text:p>
                  </text:list-item>
                  <text:list-item>
                    <text:p><text:span text:style-name="T2">You will spend a lot of time in your email client</text:span></text:p>
                    <text:list>
                      <text:list-item>
                        <text:p><text:span text:style-name="T2">Normal communication (asking questions)</text:span></text:p>
                      </text:list-item>
                      <text:list-item>
                        <text:p><text:span text:style-name="T2">Reviewing (learning from) patches</text:span></text:p>
                      </text:list-item>
                      <text:list-item>
                        <text:p><text:span text:style-name="T2">Sending patch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Subscribe to Mailing Lists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Kernel newbies mailing list</text:span></text:p>
                <text:list>
                  <text:list-item>
                    <text:list>
                      <text:list-header>
                        <text:p><text:span text:style-name="T2">https://kernelnewbies.org</text:span></text:p>
                      </text:list-header>
                    </text:list>
                  </text:list-item>
                </text:list>
              </text:list-item>
              <text:list-item>
                <text:p><text:span text:style-name="T2">Linux device driver mailing list</text:span></text:p>
                <text:list>
                  <text:list-item>
                    <text:list>
                      <text:list-header>
                        <text:p><text:span text:style-name="T2">http://linuxdriverproject.org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ailing List Tip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on’t email a kernel developer without CC'ing a mailing list.</text:span></text:p>
              </text:list-item>
              <text:list-item>
                <text:p><text:span text:style-name="T2">Be polite.</text:span></text:p>
              </text:list-item>
              <text:list-item>
                <text:p><text:span text:style-name="T2">Research you question first.</text:span></text:p>
              </text:list-item>
              <text:list-item>
                <text:p><text:span text:style-name="T2">Be meticulous with spelling and gramma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et Up Kernel Tree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lone Greg Kroah-Hartman's tree </text:span><text:span text:style-name="T2"><text:tab/></text:span><text:span text:style-name="T2"><text:tab/></text:span><text:span text:style-name="T2"> </text:span></text:p>
                <text:list>
                  <text:list-header>
                    <text:p><text:span text:style-name="T9">https://git.kernel.org/pub/scm/linux/kernel/git/gregkh/staging.git/</text:span></text:p>
                  </text:list-header>
                </text:list>
              </text:list-item>
              <text:list-item>
                <text:p><text:span text:style-name="T2">Set up two tracking branches</text:span></text:p>
                <text:list>
                  <text:list-item>
                    <text:p><text:span text:style-name="T2">staging-next</text:span></text:p>
                  </text:list-item>
                  <text:list-item>
                    <text:p><text:span text:style-name="T2">staging-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cope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rivers/staging/*</text:span></text:p>
              </text:list-item>
              <text:list-item>
                <text:p><text:span text:style-name="T2">Documentation/process/*</text:span></text:p>
              </text:list-item>
              <text:list-item>
                <text:p><text:span text:style-name="T2">include/linux/*</text:span></text:p>
              </text:list-item>
              <text:list-item>
                <text:p><text:span text:style-name="T2">include/uapi/linux/*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First Patch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Run checkpatch.pl on drivers/staging/FOO</text:span></text:p>
                <text:list>
                  <text:list-header>
                    <text:p><text:span text:style-name="T10">$ scripts/checkpatch.pl -f --terse --strict --show-types drivers/staging/FOO/*.c</text:span></text:p>
                  </text:list-header>
                </text:list>
              </text:list-item>
              <text:list-item>
                <text:p><text:span text:style-name="T2">Pick one warning type to fix.</text:span></text:p>
              </text:list-item>
              <text:list-item>
                <text:p><text:span text:style-name="T2">Craft a single patch</text:span></text:p>
                <text:list>
                  <text:list-item>
                    <text:list>
                      <text:list-header>
                        <text:p><text:span text:style-name="T2">see Documentation/process/submitting-patches.rst</text:span></text:p>
                      </text:list-header>
                    </text:list>
                  </text:list-item>
                </text:list>
              </text:list-item>
              <text:list-item>
                <text:p><text:span text:style-name="T2">Submit patch to driver dev mailing list.</text:span></text:p>
              </text:list-item>
              <text:list-item>
                <text:p><text:span text:style-name="T2">For more in depth direction see</text:span></text:p>
                <text:list>
                  <text:list-item>
                    <text:p><text:span text:style-name="T2"><text:a xlink:href="https://kernelnewbies.org/FirstKernelPatch" xlink:type="simple">https://kernelnewbies.org/FirstKernelPatch</text:a></text:span></text:p>
                  </text:list-item>
                  <text:list-item>
                    <text:p><text:span text:style-name="T2"><text:a xlink:href="http://tobin.cc/blog/kernel-dev-1" xlink:type="simple">http://tobin.cc/blog/kernel-dev-1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office:forms form:automatic-focus="false" form:apply-design-mode="false"/>
        <draw:frame presentation:style-name="pr6" draw:text-style-name="P2" draw:layer="layout" svg:width="25.199cm" svg:height="16.255cm" svg:x="1.4cm" svg:y="0.837cm" presentation:class="subtitle">
          <draw:text-box>
            <text:p><text:span text:style-name="T2">Thanks for listening!</text:span></text:p>
            <text:p><text:span text:style-name="T2"/></text:p>
            <text:p><text:span text:style-name="T2">Tobin Harding</text:span></text:p>
            <text:p><text:span text:style-name="T2"><text:a xlink:href="http://tobin.cc/" xlink:type="simple">http://tobin.cc</text:a></text:span></text:p>
            <text:p><text:span text:style-name="T2">me@tobin.c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2T08:24:19.766948150</meta:creation-date>
    <meta:editing-duration>PT47M59S</meta:editing-duration>
    <meta:editing-cycles>4</meta:editing-cycles>
    <meta:generator>LibreOffice/5.1.6.2$Linux_X86_64 LibreOffice_project/10m0$Build-2</meta:generator>
    <dc:date>2017-08-02T10:54:16.442921608</dc:date>
    <meta:document-statistic meta:object-count="75"/>
  </office:meta>
</office:document-meta>
</file>